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2.6835in"/>
    </style:style>
    <style:style style:name="co3" style:family="table-column">
      <style:table-column-properties fo:break-before="auto" style:column-width="4.849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3" office:value-type="string" calcext:value-type="string">
            <text:p>GPIO Pins</text:p>
          </table:table-cell>
          <table:table-cell table:style-name="ce3" office:value-type="string" calcext:value-type="string">
            <text:p>Connected Devices</text:p>
          </table:table-cell>
          <table:table-cell table:style-name="ce3" office:value-type="string" calcext:value-type="string">
            <text:p>Configurations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2</text:p>
          </table:table-cell>
          <table:table-cell office:value-type="string" calcext:value-type="string">
            <text:p>TIM2_CH3, <text:span text:style-name="T1">USART2_TX</text:span>,</text:p>
            <text:p>LPUART1_TX,</text:p>
            <text:p>QUADSPI_BK1_NCS,</text:p>
            <text:p>COMP2_OUT, TIM15_CH1,</text:p>
            <text:p>EVENTOUT</text:p>
          </table:table-cell>
          <table:table-cell office:value-type="string" calcext:value-type="string">
            <text:p>GPIO push-pull, open-drain pull-up, pull-down, none</text:p>
            <text:p>Timer: frozen, active, inactive, toggle, force_low, force_high, PWM1, PWM2</text:p>
            <text:p>UART: TX (transmit), RX (receive), TX/RX (both)</text:p>
          </table:table-cell>
        </table:table-row>
        <table:table-row table:style-name="ro3">
          <table:table-cell office:value-type="string" calcext:value-type="string">
            <text:p>PA3</text:p>
          </table:table-cell>
          <table:table-cell office:value-type="string" calcext:value-type="string">
            <text:p>TIM2_CH4, <text:span text:style-name="T1">USART2_RX</text:span>,</text:p>
            <text:p>LPUART1_RX, QUADSPI_CLK,</text:p>
            <text:p>SAI1_MCLK_A, TIM15_CH2,</text:p>
            <text:p>EVENTOUT</text:p>
          </table:table-cell>
          <table:table-cell office:value-type="string" calcext:value-type="string">
            <text:p>GPIO push-pull, open-drain pull-up, pull-down, none</text:p>
            <text:p>Timer: frozen, active, inactive, toggle, force_low, force_high, PWM1, PWM2</text:p>
            <text:p>UART: TX (transmit), RX (receive), TX/RX (both)</text:p>
          </table:table-cell>
        </table:table-row>
        <table:table-row table:style-name="ro1">
          <table:table-cell office:value-type="string" calcext:value-type="string">
            <text:p>PA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A5</text:p>
          </table:table-cell>
          <table:table-cell office:value-type="string" calcext:value-type="string">
            <text:p><text:span text:style-name="T1">LD2</text:span>, TIM2_CH1, TIM2_ETR, SPI1_SCK,</text:p>
            <text:p>DFSDM1_CKOUT, LPTIM2_ETR,</text:p>
            <text:p>EVENTOUT</text:p>
          </table:table-cell>
          <table:table-cell office:value-type="string" calcext:value-type="string">
            <text:p>GPIO push-pull, open-drain pull-up, pull-down, none</text:p>
            <text:p>Timer: frozen, active, inactive, toggle, force_low, force_high, PWM1, PWM2</text:p>
            <text:p>UART: TX (transmit), RX (receive), TX/RX (both)</text:p>
          </table:table-cell>
        </table:table-row>
        <table:table-row table:style-name="ro1">
          <table:table-cell office:value-type="string" calcext:value-type="string">
            <text:p>PA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C13</text:p>
          </table:table-cell>
          <table:table-cell office:value-type="string" calcext:value-type="string">
            <text:p><text:span text:style-name="T1">B1 User</text:span>, EVENTOUT</text:p>
          </table:table-cell>
          <table:table-cell office:value-type="string" calcext:value-type="string">
            <text:p>GPIO push-pull, open-drain pull-up, pull-down, none</text:p>
            <text:p>Timer: frozen, active, inactive, toggle, force_low, force_high, PWM1, PWM2</text:p>
            <text:p>UART: TX (transmit), RX (receive), TX/RX (both)</text:p>
          </table:table-cell>
        </table:table-row>
        <table:table-row table:style-name="ro1">
          <table:table-cell office:value-type="string" calcext:value-type="string">
            <text:p>PC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 style:data-style-name="N2" text:time-value="08:57:27.0012238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2T15:44:49.845847777</meta:creation-date>
    <dc:date>2022-02-23T09:38:54.254530593</dc:date>
    <meta:editing-duration>P3DT20H17M14S</meta:editing-duration>
    <meta:editing-cycles>6</meta:editing-cycles>
    <meta:generator>LibreOffice/6.4.7.2$Linux_X86_64 LibreOffice_project/40$Build-2</meta:generator>
    <meta:document-statistic meta:table-count="1" meta:cell-count="94" meta:object-count="0"/>
  </office:meta>
</office:document-meta>
</file>